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pplicationListenerAdapter.resolveDeclaredEventType( ApplicationListener &lt; ApplicationEvent &gt; liste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ApplicationListenerAdapter.supportsEventType( ResolvableType event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ApplicationListenerAdapter.ge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ListenerAdapter.resolveDeclaredEventType( Class &lt; ? &gt; listener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ApplicationListenerAdapter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ListenerAdapter.GenericApplicationListenerAdapter( ApplicationListener &lt; ? &gt;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ApplicationListenerAdapter.ge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ApplicationListenerAdapter.supportsSourceType( @ Nullable Class &lt; ? &gt; sourc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